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1043in" loext:contextual-spacing="false" style:line-height-at-least="0.198in" fo:text-align="start" style:justify-single-word="false" fo:text-indent="0in" style:auto-text-indent="false" fo:background-color="transparent" fo:padding="0in" fo:border="none"/>
      <style:text-properties fo:font-variant="normal" fo:text-transform="none" fo:font-style="normal" fo:font-weight="normal"/>
    </style:style>
    <style:style style:name="P2" style:family="paragraph" style:parent-style-name="Text_20_body">
      <loext:graphic-properties draw:fill="none" draw:fill-color="#ffffff"/>
      <style:paragraph-properties fo:margin-left="0in" fo:margin-right="0in" fo:margin-top="0in" fo:margin-bottom="0.1043in" loext:contextual-spacing="false" style:line-height-at-least="0.198in" fo:text-align="start" style:justify-single-word="false" fo:text-indent="0in" style:auto-text-indent="false" fo:background-color="transparent" fo:padding="0in" fo:border="none"/>
      <style:text-properties fo:font-variant="normal" fo:text-transform="none"/>
    </style:style>
    <style:style style:name="T1" style:family="text">
      <style:text-properties style:font-name="Calibri" fo:font-size="11pt" fo:language="en" fo:country="US"/>
    </style:style>
    <style:style style:name="T2" style:family="text">
      <style:text-properties style:font-name="Calibri" fo:font-size="11pt" fo:language="en" fo:country="US" fo:font-style="normal" fo:font-weight="normal"/>
    </style:style>
    <style:style style:name="T3" style:family="text">
      <style:text-properties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lthough p1 and p2 objects are of same type(Person) but they are different instances  because p1 is instance of PersonWithJob class and p2 is instance of Person class. p1 has additional attributes and behaviors provided by the PersonWithJob subclass, such as the salary attribute, while p2 does not. This difference in instantiation results in p1 and p2 being distinct instances, even though they share the same base class. Thank you for clarifying.</text:span> </text:p>
      <text:p text:style-name="P1"/>
      <text:section text:style-name="Sect1" text:name="WACViewPanel_ClipboardElement">
        <text:p text:style-name="P1"><text:span text:style-name="T1">class PersonWithJob {</text:span> </text:p>
        <text:p text:style-name="P2">    <text:span text:style-name="T2">private Person person;</text:span><text:span text:style-name="T3"> </text:span></text:p>
        <text:p text:style-name="P2">    <text:span text:style-name="T2">private double salary;</text:span><text:span text:style-name="T3"> </text:span></text:p>
        <text:p text:style-name="P2"> </text:p>
        <text:p text:style-name="P2">    <text:span text:style-name="T2">public PersonWithJob(Person person, double salary) {</text:span><text:span text:style-name="T3"> </text:span></text:p>
        <text:p text:style-name="P2">        <text:span text:style-name="T2">this.person = person;</text:span><text:span text:style-name="T3"> </text:span></text:p>
        <text:p text:style-name="P2">        <text:span text:style-name="T2">this.salary = salary;</text:span><text:span text:style-name="T3"> </text:span></text:p>
        <text:p text:style-name="P2">    <text:span text:style-name="T2">}</text:span><text:span text:style-name="T3"> </text:span></text:p>
        <text:p text:style-name="P2"> </text:p>
        <text:p text:style-name="P2">    <text:span text:style-name="T2">public String getName() {</text:span><text:span text:style-name="T3"> </text:span></text:p>
        <text:p text:style-name="P2">        <text:span text:style-name="T2">return person.getName();</text:span><text:span text:style-name="T3"> </text:span></text:p>
        <text:p text:style-name="P2">    <text:span text:style-name="T2">}</text:span><text:span text:style-name="T3"> </text:span></text:p>
        <text:p text:style-name="P2"> </text:p>
        <text:p text:style-name="P2">    <text:span text:style-name="T2">public double getSalary() {</text:span><text:span text:style-name="T3"> </text:span></text:p>
        <text:p text:style-name="P2">        <text:span text:style-name="T2">return salary;</text:span><text:span text:style-name="T3"> </text:span></text:p>
        <text:p text:style-name="P2">    <text:span text:style-name="T2">}</text:span><text:span text:style-name="T3"> </text:span></text:p>
        <text:p text:style-name="P1"><text:span text:style-name="T1">}</text:span> </text:p>
        <text:p text:style-name="P2"> </text:p>
        <text:p text:style-name="P1"><text:span text:style-name="T1">class Person {</text:span> </text:p>
        <text:p text:style-name="P2">    <text:span text:style-name="T2">private String name;</text:span><text:span text:style-name="T3"> </text:span></text:p>
        <text:p text:style-name="P2"> </text:p>
        <text:p text:style-name="P2">    <text:span text:style-name="T2">public Person(String name) {</text:span><text:span text:style-name="T3"> </text:span></text:p>
        <text:p text:style-name="P2">        <text:span text:style-name="T2">this.name = name;</text:span><text:span text:style-name="T3"> </text:span></text:p>
        <text:p text:style-name="P2">    <text:span text:style-name="T2">}</text:span><text:span text:style-name="T3"> </text:span></text:p>
        <text:p text:style-name="P2"> </text:p>
        <text:p text:style-name="P2">    <text:span text:style-name="T2">public String getName() {</text:span><text:span text:style-name="T3"> </text:span></text:p>
        <text:p text:style-name="P2"><text:soft-page-break/>        <text:span text:style-name="T2">return name;</text:span><text:span text:style-name="T3"> </text:span></text:p>
        <text:p text:style-name="P2">    <text:span text:style-name="T2">}</text:span><text:span text:style-name="T3"> </text:span></text:p>
        <text:p text:style-name="P1"><text:span text:style-name="T1">}</text:span> </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4T21:41:25.009561401</meta:creation-date>
    <dc:date>2024-04-04T21:43:15.151710891</dc:date>
    <meta:editing-duration>PT1M50S</meta:editing-duration>
    <meta:editing-cycles>1</meta:editing-cycles>
    <meta:document-statistic meta:table-count="0" meta:image-count="0" meta:object-count="0" meta:page-count="2" meta:paragraph-count="30" meta:word-count="131" meta:character-count="951" meta:non-whitespace-character-count="713"/>
    <meta:generator>LibreOffice/6.4.7.2$Linux_X86_64 LibreOffice_project/40$Build-2</meta:generator>
  </office:meta>
</office:document-meta>
</file>